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921" officeooo:paragraph-rsid="000209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xxx</text:p>
      <text:p text:style-name="P1">fgdfgdfgdf</text:p>
      <text:p text:style-name="P1">gdfgdfgdgfg</text:p>
      <text:p text:style-name="P1">dssd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20-05-08T23:20:16.199000000</dc:date>
    <meta:editing-duration>PT9S</meta:editing-duration>
    <meta:editing-cycles>1</meta:editing-cycles>
    <meta:document-statistic meta:table-count="0" meta:image-count="0" meta:object-count="0" meta:page-count="1" meta:paragraph-count="4" meta:word-count="4" meta:character-count="30" meta:non-whitespace-character-count="30"/>
  </office:meta>
</office:document-meta>
</file>